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DebugInterceptor.getLoggerForInvocation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DebugInterceptor.StubDebugInterceptor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bugInterceptorTests.checkCallCountTotal( Debug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terceptorTests.testExceptionPathStill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bugInterceptorTests.testSunnyDayPath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